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a8bb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normal" officeooo:rsid="001d38cd" officeooo:paragraph-rsid="001c3837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officeooo:rsid="0010be29" officeooo:paragraph-rsid="0010be29"/>
    </style:style>
    <style:style style:name="P9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10" style:family="paragraph" style:parent-style-name="Table_20_Contents">
      <style:text-properties officeooo:rsid="001a8bbd" officeooo:paragraph-rsid="001a8bb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a8bbd"/>
    </style:style>
    <style:style style:name="T3" style:family="text">
      <style:text-properties officeooo:rsid="001c38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9.2. Modifier un articl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itre</text:p>
          </table:table-cell>
          <table:table-cell table:style-name="Table1.B1" office:value-type="string">
            <text:p text:style-name="P10">Modifier un article en vente</text:p>
          </table:table-cell>
        </table:table-row>
        <table:table-row>
          <table:table-cell table:style-name="Table1.A2" office:value-type="string">
            <text:p text:style-name="P9">Type</text:p>
          </table:table-cell>
          <table:table-cell table:style-name="Table1.B6" office:value-type="string">
            <text:p text:style-name="P8">Use-case général</text:p>
          </table:table-cell>
        </table:table-row>
        <table:table-row>
          <table:table-cell table:style-name="Table1.A2" office:value-type="string">
            <text:p text:style-name="P9">Description</text:p>
          </table:table-cell>
          <table:table-cell table:style-name="Table1.B6" office:value-type="string">
            <text:p text:style-name="P8">L'acteur d<text:span text:style-name="T1">ésire modifier une annonce d'un article mis en vente. </text:span></text:p>
          </table:table-cell>
        </table:table-row>
        <table:table-row>
          <table:table-cell table:style-name="Table1.A2" office:value-type="string">
            <text:p text:style-name="P9">Acteurs</text:p>
          </table:table-cell>
          <table:table-cell table:style-name="Table1.B6" office:value-type="string">
            <text:p text:style-name="P10">Administrateur</text:p>
          </table:table-cell>
        </table:table-row>
        <table:table-row>
          <table:table-cell table:style-name="Table1.A2" office:value-type="string">
            <text:p text:style-name="P9">Préconditions</text:p>
          </table:table-cell>
          <table:table-cell table:style-name="Table1.B6" office:value-type="string">
            <text:p text:style-name="P8">L'acteur doit être authentifié</text:p>
          </table:table-cell>
        </table:table-row>
        <table:table-row>
          <table:table-cell table:style-name="Table1.A2" office:value-type="string">
            <text:p text:style-name="P9">Postconditions</text:p>
          </table:table-cell>
          <table:table-cell table:style-name="Table1.B6" office:value-type="string">
            <text:p text:style-name="P8">Aucune</text:p>
          </table:table-cell>
        </table:table-row>
        <table:table-row>
          <table:table-cell table:style-name="Table1.A2" office:value-type="string">
            <text:p text:style-name="P9">Exceptions</text:p>
          </table:table-cell>
          <table:table-cell table:style-name="Table1.B7" office:value-type="string">
            <text:p text:style-name="P8">Aucune</text:p>
          </table:table-cell>
        </table:table-row>
      </table:table>
      <text:p text:style-name="P4"/>
      <text:p text:style-name="P7">Les membres peuvent ajouter et retirer des articles qu'ils désirent vendre. Certains de ces articles pourraient <text:span text:style-name="T3">contenir des fautes ou bien divers problèmes qui causeraient une mauvaise mise en page, etc. Les administrateurs ont donc la possibilité de modifier les articles.</text:span></text:p>
      <text:p text:style-name="P5"/>
      <text:p text:style-name="P5">Lorsque l'utilisateur désire <text:span text:style-name="T1">modifier une annonce d'un article mis en vente,</text:span> il lui faut être authentifié <text:span text:style-name="T2">en tant qu'administrateur. Par la suite, il peut accéder à tous les articles mis en vente et donc sélectionner ceux dont il désire modifier le contenu. </text:span></text:p>
      <text:p text:style-name="P6"/>
      <text:p text:style-name="P3">Scénario d'opération</text:p>
      <text:list xml:id="list2848723634314662664" text:style-name="L1">
        <text:list-item>
          <text:p text:style-name="P11">L'utilisateur s'authentifie et passe alors au status de « <text:span text:style-name="T2">administrateur </text:span>».</text:p>
        </text:list-item>
        <text:list-item>
          <text:p text:style-name="P12">L<text:span text:style-name="T2">'administrateur choisit l'annonce à modifier et procède à la modification de celui-ci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2:35.209714535</dc:date>
    <meta:editing-duration>PT46M40S</meta:editing-duration>
    <meta:editing-cycles>12</meta:editing-cycles>
    <meta:generator>LibreOffice/4.4.7.2$Linux_X86_64 LibreOffice_project/40m0$Build-2</meta:generator>
    <meta:document-statistic meta:table-count="1" meta:image-count="0" meta:object-count="0" meta:page-count="1" meta:paragraph-count="21" meta:word-count="149" meta:character-count="1003" meta:non-whitespace-character-count="875"/>
  </office:meta>
</office:document-meta>
</file>